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bullet text:level="1" text:style-name="WW_CharLFO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fo:text-align="center"/>
      <style:text-properties fo:font-size="28pt" style:font-size-asian="28pt" style:font-size-complex="28pt"/>
    </style:style>
    <style:style style:name="P3" style:parent-style-name="NoSpacing" style:family="paragraph">
      <style:paragraph-properties fo:text-align="center"/>
      <style:text-properties fo:font-size="28pt" style:font-size-asian="28pt" style:font-size-complex="28pt"/>
    </style:style>
    <style:style style:name="P4" style:parent-style-name="NoSpacing" style:family="paragraph">
      <style:paragraph-properties fo:text-align="center"/>
      <style:text-properties fo:font-size="28pt" style:font-size-asian="28pt" style:font-size-complex="28pt"/>
    </style:style>
    <style:style style:name="P5" style:parent-style-name="NoSpacing" style:family="paragraph">
      <style:paragraph-properties fo:text-align="center"/>
      <style:text-properties fo:font-size="28pt" style:font-size-asian="28pt" style:font-size-complex="28pt"/>
    </style:style>
    <style:style style:name="P6" style:parent-style-name="NoSpacing" style:family="paragraph">
      <style:paragraph-properties fo:text-align="center"/>
      <style:text-properties fo:font-size="12pt" style:font-size-asian="12pt" style:font-size-complex="12pt"/>
    </style:style>
    <style:style style:name="P7" style:parent-style-name="NoSpacing" style:family="paragraph">
      <style:paragraph-properties fo:text-align="center"/>
      <style:text-properties fo:font-size="12pt" style:font-size-asian="12pt" style:font-size-complex="12pt"/>
    </style:style>
    <style:style style:name="P8" style:parent-style-name="NoSpacing" style:family="paragraph">
      <style:paragraph-properties fo:text-align="center"/>
    </style:style>
    <style:style style:name="P9" style:parent-style-name="NoSpacing" style:family="paragraph">
      <style:paragraph-properties fo:text-align="center"/>
    </style:style>
    <style:style style:name="P10" style:parent-style-name="NoSpacing" style:family="paragraph">
      <style:paragraph-properties fo:text-align="center"/>
    </style:style>
    <style:style style:name="P11" style:parent-style-name="NoSpacing" style:family="paragraph">
      <style:paragraph-properties fo:text-align="center"/>
    </style:style>
    <style:style style:name="P12" style:parent-style-name="NoSpacing" style:family="paragraph">
      <style:paragraph-properties fo:text-align="center"/>
    </style:style>
    <style:style style:name="P13" style:parent-style-name="NoSpacing" style:family="paragraph">
      <style:paragraph-properties fo:text-align="center"/>
    </style:style>
    <style:style style:name="P14" style:parent-style-name="NoSpacing" style:family="paragraph">
      <style:paragraph-properties fo:text-align="center"/>
    </style:style>
    <style:style style:name="P15" style:parent-style-name="NoSpacing" style:family="paragraph">
      <style:paragraph-properties fo:text-align="center"/>
      <style:text-properties fo:font-size="18pt" style:font-size-asian="18pt" style:font-size-complex="18pt"/>
    </style:style>
    <style:style style:name="P16" style:parent-style-name="NoSpacing" style:family="paragraph">
      <style:paragraph-properties fo:break-before="page"/>
    </style:style>
    <style:style style:name="P17" style:parent-style-name="Normal" style:family="paragraph">
      <style:paragraph-properties fo:break-before="page"/>
    </style:style>
    <style:style style:name="P18" style:parent-style-name="NoSpacing" style:family="paragraph"/>
    <style:style style:name="P19" style:parent-style-name="NoSpacing" style:family="paragraph"/>
    <style:style style:name="P20" style:parent-style-name="NoSpacing" style:family="paragraph">
      <style:paragraph-properties fo:break-before="page"/>
    </style:style>
    <style:style style:name="P21" style:parent-style-name="Normal" style:family="paragraph">
      <style:paragraph-properties fo:break-before="page"/>
    </style:style>
  </office:automatic-styles>
  <office:body>
    <office:text text:use-soft-page-breaks="true">
      <text:p text:style-name="P1"/>
      <text:p text:style-name="P3"/>
      <text:p text:style-name="P4">Papa’s Save Manager</text:p>
      <text:p text:style-name="P5">(PSM)</text:p>
      <text:p text:style-name="P6"/>
      <text:p text:style-name="P7">Formerly Papa’s Bakeria Save Manager</text:p>
      <text:p text:style-name="P8">Vaminta, 2023</text:p>
      <text:p text:style-name="P9"/>
      <text:p text:style-name="P10"/>
      <text:p text:style-name="P11"/>
      <text:p text:style-name="P12"/>
      <text:p text:style-name="P13"/>
      <text:p text:style-name="NoSpacing"/>
      <text:p text:style-name="P14"/>
      <text:p text:style-name="P15">Documentation</text:p>
      <text:p text:style-name="NoSpacing"/>
      <text:p text:style-name="P16"/>
      <text:p text:style-name="NoSpacing"/>
      <text:p text:style-name="Normal"/>
      <text:p text:style-name="P17"/>
      <text:soft-page-break/>
      <text:h text:style-name="Heading1" text:outline-level="1">Overview</text:h>
      <text:p text:style-name="NoSpacing"/>
      <text:p text:style-name="NoSpacing">Papa’s Save Manager is an unofficial mod that allows users to backup their save data to their computer for games developed by Flipline Studios.</text:p>
      <text:p text:style-name="NoSpacing"/>
      <text:p text:style-name="NoSpacing">PSM is a userscript; a type of script which is injected into the webpage the script is designed for. Userscripts therefore require a browser extension which manages which pages they are injected into and allows users to easily control which scripts they have installed and enabled.</text:p>
      <text:p text:style-name="NoSpacing"/>
      <text:p text:style-name="NoSpacing">PSM was implemented with the Violentmonkey extension, although many other userscript managers should be compatible since they all follow a similar standard. Therefore, the particular extension being used has no effect on the code being injected and thus the user can use their preferred option.</text:p>
      <text:p text:style-name="NoSpacing"/>
      <text:h text:style-name="Heading3" text:outline-level="3">Currently Supported Games:</text:h>
      <text:list text:style-name="LFO3" text:continue-numbering="true">
        <text:list-item>
          <text:p text:style-name="P18">Papa’s Bakeria</text:p>
        </text:list-item>
        <text:list-item>
          <text:p text:style-name="P19">Papa’s Freezeria (v0.2.0)</text:p>
        </text:list-item>
      </text:list>
      <text:p text:style-name="P20"/>
      <text:soft-page-break/>
      <text:h text:style-name="Heading1" text:outline-level="1">Core Concept</text:h>
      <text:p text:style-name="NoSpacing"/>
      <text:p text:style-name="NoSpacing">Papa’s games created by<text:s/>Flipline<text:s/>Studios were written for the Adobe Flash platform which was a common platform for developing software which could be run locally or on websites. Flash has since been<text:s/>discontinued for a variety of reasons however an obvious side effect being that flash content would no longer be playable. Therefore, many people have started projects dedicated to emulating flash content on modern platforms.<text:s/></text:p>
      <text:p text:style-name="NoSpacing"/>
      <text:p text:style-name="NoSpacing">Cool Math Games<text:s/>is a website which sponsors and hosts many of the Papa games which could no longer be run after flash being discontinued. The website has since opted to implement AwayFL which is an open source flash emulator which can be embedded into websites. This allows visitors to play flash games without any additional steps required to get them running.</text:p>
      <text:p text:style-name="NoSpacing"/>
      <text:p text:style-name="NoSpacing">The method in which the flash games saved data is not known as I have no experience of flash development. However, research during a proof of concept stage did reveal that AwayFL and other flash emulators (such as Ruffle) capture and save IO into the JavaScript localStorage object.</text:p>
      <text:p text:style-name="NoSpacing"/>
      <text:p text:style-name="NoSpacing">Therefore, the core concept of PSM is to allow the user to easily<text:s/>retrieve and restore said game data into and out of the relevant localStorage object.</text:p>
      <text:p text:style-name="P21"/>
      <text:soft-page-break/>
      <text:h text:style-name="Heading1" text:outline-level="1">Function<text:s/>Reference</text:h>
      <text:p text:style-name="Normal"/>
      <text:p text:style-name="NoSpacing"/>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TOCHeading" style:display-name="TOC Heading" style:family="paragraph" style:parent-style-name="Heading1" style:next-style-name="Normal">
      <style:text-propertie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bullet text:level="1" text:style-name="WW_CharLFO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SM Documentation</dc:title>
    <dc:description/>
    <dc:subject/>
    <meta:initial-creator>Vaminta</meta:initial-creator>
    <dc:creator>Gregory Card</dc:creator>
    <meta:creation-date>2023-09-01T12:36:00Z</meta:creation-date>
    <dc:date>2023-09-01T17:30:00Z</dc:date>
    <meta:template xlink:href="Normal.dotm" xlink:type="simple"/>
    <meta:editing-cycles>6</meta:editing-cycles>
    <meta:editing-duration>PT17640S</meta:editing-duration>
    <meta:document-statistic meta:page-count="5" meta:paragraph-count="4" meta:word-count="324" meta:character-count="2172" meta:row-count="15" meta:non-whitespace-character-count="1852"/>
  </office:meta>
</office:document-meta>
</file>